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bin" svg:font-family="Cabin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position="15% 100%" style:font-name="Droid Sans Japanese" fo:font-weight="bold" style:font-weight-asian="bold" style:font-weight-complex="600"/>
    </style:style>
    <style:style style:name="P2" style:family="paragraph">
      <style:paragraph-properties fo:text-align="center"/>
      <style:text-properties style:text-position="15% 100%" style:font-name="Droid Sans Japanese" fo:font-size="40pt" fo:font-weight="bold" style:font-size-asian="40pt" style:font-weight-asian="bold" style:font-size-complex="40pt" style:font-weight-complex="600"/>
    </style:style>
    <style:style style:name="T1" style:family="text">
      <style:text-properties style:text-position="15% 100%" style:font-name="Droid Sans Japanese" fo:font-size="40pt" fo:font-weight="bold" style:font-size-asian="40pt" style:font-weight-asian="bold" style:font-size-complex="40pt" style:font-weight-complex="6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598in" svg:stroke-color="#000000" draw:marker-start-width="0.3193in" draw:marker-end-width="0.3193in" draw:fill-color="#ffd320" draw:textarea-horizontal-align="justify" draw:textarea-vertical-align="middle" draw:auto-grow-height="false" fo:min-height="0.3091in" fo:min-width="0.4807in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0.9614in" svg:height="0.9276in" svg:x="0.3563in" svg:y="0.1374in"><text:p text:style-name="P1"><text:span text:style-name="T1">!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bin" svg:font-family="Cabin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User</meta:initial-creator>
    <meta:creation-date>2017-08-21T22:46:52.996174464</meta:creation-date>
    <dc:date>2017-08-21T23:00:37.809157442</dc:date>
    <dc:creator>The User</dc:creator>
    <meta:editing-duration>PT13M4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